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2CD4ABA946765F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146cm" fo:min-width="0.59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8cm" fo:min-width="0.4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6cm" fo:min-width="0.366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ff" draw:marker-start-width="0.279cm" draw:marker-end-width="0.279cm" draw:fill="none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ff" draw:marker-start-width="0.279cm" draw:marker-end-width="0.279cm" draw:fill="none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  <style:text-properties fo:color="#0000ff" style:font-name="Lucida Conso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ff" style:font-name="Lucida Conso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5.08cm" svg:x="14.308cm" svg:y="5.737cm">
          <draw:image xlink:href="Pictures/100000000000012C0000012C2CD4ABA946765F9B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1.27cm" svg:height="4.572cm" svg:x="2.27cm" svg:y="2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397cm" svg:y1="6.969cm" svg:x2="3.413cm" svg:y2="6.969cm">
          <text:p/>
        </draw:line>
        <draw:line draw:style-name="gr3" draw:text-style-name="P3" draw:layer="layout" svg:x1="2.397cm" svg:y1="6.669cm" svg:x2="3.413cm" svg:y2="6.669cm">
          <text:p/>
        </draw:line>
        <draw:custom-shape draw:style-name="gr4" draw:text-style-name="P5" draw:layer="layout" svg:width="1.016cm" svg:height="1.016cm" svg:x="2.397cm" svg:y="3.032cm">
          <text:p text:style-name="P4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27cm" svg:height="4.572cm" svg:x="3.54cm" svg:y="2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667cm" svg:y1="6.97cm" svg:x2="4.683cm" svg:y2="6.97cm">
          <text:p/>
        </draw:line>
        <draw:line draw:style-name="gr3" draw:text-style-name="P3" draw:layer="layout" svg:x1="3.667cm" svg:y1="6.67cm" svg:x2="4.683cm" svg:y2="6.67cm">
          <text:p/>
        </draw:line>
        <draw:custom-shape draw:style-name="gr5" draw:text-style-name="P5" draw:layer="layout" svg:width="1.016cm" svg:height="1.016cm" svg:x="3.667cm" svg:y="3.033cm">
          <text:p text:style-name="P4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27cm" svg:height="4.572cm" svg:x="4.81cm" svg:y="2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937cm" svg:y1="6.97cm" svg:x2="5.953cm" svg:y2="6.97cm">
          <text:p/>
        </draw:line>
        <draw:line draw:style-name="gr3" draw:text-style-name="P3" draw:layer="layout" svg:x1="4.937cm" svg:y1="6.67cm" svg:x2="5.953cm" svg:y2="6.67cm">
          <text:p/>
        </draw:line>
        <draw:custom-shape draw:style-name="gr5" draw:text-style-name="P5" draw:layer="layout" svg:width="1.016cm" svg:height="1.016cm" svg:x="4.937cm" svg:y="3.033cm">
          <text:p text:style-name="P4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1.27cm" svg:height="4.572cm" svg:x="6.08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207cm" svg:y1="6.971cm" svg:x2="7.223cm" svg:y2="6.971cm">
          <text:p/>
        </draw:line>
        <draw:line draw:style-name="gr3" draw:text-style-name="P3" draw:layer="layout" svg:x1="6.207cm" svg:y1="6.671cm" svg:x2="7.223cm" svg:y2="6.671cm">
          <text:p/>
        </draw:line>
        <draw:custom-shape draw:style-name="gr5" draw:text-style-name="P5" draw:layer="layout" svg:width="1.016cm" svg:height="1.016cm" svg:x="6.207cm" svg:y="3.034cm">
          <text:p text:style-name="P4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.27cm" svg:height="4.572cm" svg:x="7.35cm" svg:y="2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477cm" svg:y1="6.97cm" svg:x2="8.493cm" svg:y2="6.97cm">
          <text:p/>
        </draw:line>
        <draw:line draw:style-name="gr3" draw:text-style-name="P3" draw:layer="layout" svg:x1="7.477cm" svg:y1="6.67cm" svg:x2="8.493cm" svg:y2="6.67cm">
          <text:p/>
        </draw:line>
        <draw:custom-shape draw:style-name="gr5" draw:text-style-name="P5" draw:layer="layout" svg:width="1.016cm" svg:height="1.016cm" svg:x="7.477cm" svg:y="3.033cm">
          <text:p text:style-name="P4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1.27cm" svg:height="4.572cm" svg:x="8.62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747cm" svg:y1="6.971cm" svg:x2="9.763cm" svg:y2="6.971cm">
          <text:p/>
        </draw:line>
        <draw:line draw:style-name="gr3" draw:text-style-name="P3" draw:layer="layout" svg:x1="8.747cm" svg:y1="6.671cm" svg:x2="9.763cm" svg:y2="6.671cm">
          <text:p/>
        </draw:line>
        <draw:custom-shape draw:style-name="gr5" draw:text-style-name="P5" draw:layer="layout" svg:width="1.016cm" svg:height="1.016cm" svg:x="8.747cm" svg:y="3.034cm">
          <text:p text:style-name="P4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27cm" svg:height="4.572cm" svg:x="9.89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017cm" svg:y1="6.971cm" svg:x2="11.033cm" svg:y2="6.971cm">
          <text:p/>
        </draw:line>
        <draw:line draw:style-name="gr3" draw:text-style-name="P3" draw:layer="layout" svg:x1="10.017cm" svg:y1="6.671cm" svg:x2="11.033cm" svg:y2="6.671cm">
          <text:p/>
        </draw:line>
        <draw:custom-shape draw:style-name="gr5" draw:text-style-name="P5" draw:layer="layout" svg:width="1.016cm" svg:height="1.016cm" svg:x="10.017cm" svg:y="3.034cm">
          <text:p text:style-name="P4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1.27cm" svg:height="4.572cm" svg:x="11.16cm" svg:y="2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1.287cm" svg:y1="6.972cm" svg:x2="12.303cm" svg:y2="6.972cm">
          <text:p/>
        </draw:line>
        <draw:line draw:style-name="gr3" draw:text-style-name="P3" draw:layer="layout" svg:x1="11.287cm" svg:y1="6.672cm" svg:x2="12.303cm" svg:y2="6.672cm">
          <text:p/>
        </draw:line>
        <draw:custom-shape draw:style-name="gr5" draw:text-style-name="P5" draw:layer="layout" svg:width="1.016cm" svg:height="1.016cm" svg:x="11.287cm" svg:y="3.035cm">
          <text:p text:style-name="P4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1.27cm" svg:height="4.572cm" svg:x="12.43cm" svg:y="2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557cm" svg:y1="6.972cm" svg:x2="13.573cm" svg:y2="6.972cm">
          <text:p/>
        </draw:line>
        <draw:line draw:style-name="gr3" draw:text-style-name="P3" draw:layer="layout" svg:x1="12.557cm" svg:y1="6.672cm" svg:x2="13.573cm" svg:y2="6.672cm">
          <text:p/>
        </draw:line>
        <draw:custom-shape draw:style-name="gr5" draw:text-style-name="P5" draw:layer="layout" svg:width="1.016cm" svg:height="1.016cm" svg:x="12.557cm" svg:y="3.035cm">
          <text:p text:style-name="P4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1.27cm" svg:height="4.572cm" svg:x="13.7cm" svg:y="2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827cm" svg:y1="6.973cm" svg:x2="14.843cm" svg:y2="6.973cm">
          <text:p/>
        </draw:line>
        <draw:line draw:style-name="gr3" draw:text-style-name="P3" draw:layer="layout" svg:x1="13.827cm" svg:y1="6.673cm" svg:x2="14.843cm" svg:y2="6.673cm">
          <text:p/>
        </draw:line>
        <draw:custom-shape draw:style-name="gr5" draw:text-style-name="P5" draw:layer="layout" svg:width="1.016cm" svg:height="1.016cm" svg:x="13.827cm" svg:y="3.036cm">
          <text:p text:style-name="P4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7cm" svg:height="1.27cm" svg:x="2.27cm" svg:y="1cm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54cm" svg:y="1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81cm" svg:y="1cm"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6.08cm" svg:y="1cm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7.35cm" svg:y="1cm">
          <text:p text:style-name="P6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8.62cm" svg:y="1cm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9.89cm" svg:y="1cm">
          <text:p text:style-name="P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1.16cm" svg:y="1cm">
          <text:p text:style-name="P6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2.43cm" svg:y="1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3.7cm" svg:y="1cm">
          <text:p text:style-name="P6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4.572cm" svg:x="2.271cm" svg:y="9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398cm" svg:y1="13.319cm" svg:x2="3.414cm" svg:y2="13.319cm">
          <text:p/>
        </draw:line>
        <draw:line draw:style-name="gr3" draw:text-style-name="P3" draw:layer="layout" svg:x1="2.398cm" svg:y1="13.019cm" svg:x2="3.414cm" svg:y2="13.019cm">
          <text:p/>
        </draw:line>
        <draw:custom-shape draw:style-name="gr5" draw:text-style-name="P5" draw:layer="layout" svg:width="1.016cm" svg:height="1.016cm" svg:x="2.398cm" svg:y="9.382cm">
          <text:p text:style-name="P4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.27cm" svg:height="4.572cm" svg:x="3.541cm" svg:y="9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668cm" svg:y1="13.32cm" svg:x2="4.684cm" svg:y2="13.32cm">
          <text:p/>
        </draw:line>
        <draw:line draw:style-name="gr3" draw:text-style-name="P3" draw:layer="layout" svg:x1="3.668cm" svg:y1="13.02cm" svg:x2="4.684cm" svg:y2="13.02cm">
          <text:p/>
        </draw:line>
        <draw:custom-shape draw:style-name="gr5" draw:text-style-name="P5" draw:layer="layout" svg:width="1.016cm" svg:height="1.016cm" svg:x="3.668cm" svg:y="9.383cm">
          <text:p text:style-name="P4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1.27cm" svg:height="4.572cm" svg:x="4.811cm" svg:y="9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4.938cm" svg:y1="13.32cm" svg:x2="5.954cm" svg:y2="13.32cm">
          <text:p/>
        </draw:line>
        <draw:line draw:style-name="gr3" draw:text-style-name="P3" draw:layer="layout" svg:x1="4.938cm" svg:y1="13.02cm" svg:x2="5.954cm" svg:y2="13.02cm">
          <text:p/>
        </draw:line>
        <draw:custom-shape draw:style-name="gr5" draw:text-style-name="P5" draw:layer="layout" svg:width="1.016cm" svg:height="1.016cm" svg:x="4.938cm" svg:y="9.383cm">
          <text:p text:style-name="P4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1.27cm" svg:height="4.572cm" svg:x="6.081cm" svg:y="9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208cm" svg:y1="13.321cm" svg:x2="7.224cm" svg:y2="13.321cm">
          <text:p/>
        </draw:line>
        <draw:line draw:style-name="gr3" draw:text-style-name="P3" draw:layer="layout" svg:x1="6.208cm" svg:y1="13.021cm" svg:x2="7.224cm" svg:y2="13.021cm">
          <text:p/>
        </draw:line>
        <draw:custom-shape draw:style-name="gr5" draw:text-style-name="P5" draw:layer="layout" svg:width="1.016cm" svg:height="1.016cm" svg:x="6.208cm" svg:y="9.384cm">
          <text:p text:style-name="P4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27cm" svg:height="4.572cm" svg:x="7.351cm" svg:y="9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478cm" svg:y1="13.32cm" svg:x2="8.494cm" svg:y2="13.32cm">
          <text:p/>
        </draw:line>
        <draw:line draw:style-name="gr3" draw:text-style-name="P3" draw:layer="layout" svg:x1="7.478cm" svg:y1="13.02cm" svg:x2="8.494cm" svg:y2="13.02cm">
          <text:p/>
        </draw:line>
        <draw:custom-shape draw:style-name="gr5" draw:text-style-name="P5" draw:layer="layout" svg:width="1.016cm" svg:height="1.016cm" svg:x="7.478cm" svg:y="9.383cm">
          <text:p text:style-name="P4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27cm" svg:height="4.572cm" svg:x="8.621cm" svg:y="9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748cm" svg:y1="13.321cm" svg:x2="9.764cm" svg:y2="13.321cm">
          <text:p/>
        </draw:line>
        <draw:line draw:style-name="gr3" draw:text-style-name="P3" draw:layer="layout" svg:x1="8.748cm" svg:y1="13.021cm" svg:x2="9.764cm" svg:y2="13.021cm">
          <text:p/>
        </draw:line>
        <draw:custom-shape draw:style-name="gr5" draw:text-style-name="P5" draw:layer="layout" svg:width="1.016cm" svg:height="1.016cm" svg:x="8.748cm" svg:y="9.384cm">
          <text:p text:style-name="P4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1.27cm" svg:height="4.572cm" svg:x="9.891cm" svg:y="9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018cm" svg:y1="13.321cm" svg:x2="11.034cm" svg:y2="13.321cm">
          <text:p/>
        </draw:line>
        <draw:line draw:style-name="gr3" draw:text-style-name="P3" draw:layer="layout" svg:x1="10.018cm" svg:y1="13.021cm" svg:x2="11.034cm" svg:y2="13.021cm">
          <text:p/>
        </draw:line>
        <draw:custom-shape draw:style-name="gr5" draw:text-style-name="P5" draw:layer="layout" svg:width="1.016cm" svg:height="1.016cm" svg:x="10.018cm" svg:y="9.384cm">
          <text:p text:style-name="P4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1.27cm" svg:height="4.572cm" svg:x="11.161cm" svg:y="9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1.288cm" svg:y1="13.322cm" svg:x2="12.304cm" svg:y2="13.322cm">
          <text:p/>
        </draw:line>
        <draw:line draw:style-name="gr3" draw:text-style-name="P3" draw:layer="layout" svg:x1="11.288cm" svg:y1="13.022cm" svg:x2="12.304cm" svg:y2="13.022cm">
          <text:p/>
        </draw:line>
        <draw:custom-shape draw:style-name="gr5" draw:text-style-name="P5" draw:layer="layout" svg:width="1.016cm" svg:height="1.016cm" svg:x="11.288cm" svg:y="9.385cm">
          <text:p text:style-name="P4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1.27cm" svg:height="4.572cm" svg:x="12.431cm" svg:y="9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558cm" svg:y1="13.322cm" svg:x2="13.574cm" svg:y2="13.322cm">
          <text:p/>
        </draw:line>
        <draw:line draw:style-name="gr3" draw:text-style-name="P3" draw:layer="layout" svg:x1="12.558cm" svg:y1="13.022cm" svg:x2="13.574cm" svg:y2="13.022cm">
          <text:p/>
        </draw:line>
        <draw:custom-shape draw:style-name="gr5" draw:text-style-name="P5" draw:layer="layout" svg:width="1.016cm" svg:height="1.016cm" svg:x="12.558cm" svg:y="9.385cm">
          <text:p text:style-name="P4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1.27cm" svg:height="4.572cm" svg:x="13.701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828cm" svg:y1="13.323cm" svg:x2="14.844cm" svg:y2="13.323cm">
          <text:p/>
        </draw:line>
        <draw:line draw:style-name="gr3" draw:text-style-name="P3" draw:layer="layout" svg:x1="13.828cm" svg:y1="13.023cm" svg:x2="14.844cm" svg:y2="13.023cm">
          <text:p/>
        </draw:line>
        <draw:custom-shape draw:style-name="gr5" draw:text-style-name="P5" draw:layer="layout" svg:width="1.016cm" svg:height="1.016cm" svg:x="13.828cm" svg:y="9.386cm">
          <text:p text:style-name="P4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line" svg:x1="2.905cm" svg:y1="7.35cm" svg:x2="4.176cm" svg:y2="9.129cm" draw:start-shape="id1" draw:start-glue-point="2" draw:end-shape="id2" draw:end-glue-point="0" svg:d="M2905 7350l1271 1779" svg:viewBox="0 0 1272 1780">
          <text:p/>
        </draw:connector>
        <draw:connector draw:style-name="gr8" draw:text-style-name="P3" draw:layer="layout" draw:type="line" svg:x1="5.445cm" svg:y1="7.351cm" svg:x2="6.716cm" svg:y2="9.13cm" draw:start-shape="id3" draw:start-glue-point="2" draw:end-shape="id4" draw:end-glue-point="0" svg:d="M5445 7351l1271 1779" svg:viewBox="0 0 1272 1780">
          <text:p/>
        </draw:connector>
        <draw:connector draw:style-name="gr8" draw:text-style-name="P3" draw:layer="layout" draw:type="line" svg:x1="7.985cm" svg:y1="7.351cm" svg:x2="9.256cm" svg:y2="9.13cm" draw:start-shape="id5" draw:start-glue-point="2" draw:end-shape="id6" draw:end-glue-point="0" svg:d="M7985 7351l1271 1779" svg:viewBox="0 0 1272 1780">
          <text:p/>
        </draw:connector>
        <draw:connector draw:style-name="gr8" draw:text-style-name="P3" draw:layer="layout" draw:type="line" svg:x1="10.525cm" svg:y1="7.352cm" svg:x2="11.796cm" svg:y2="9.131cm" draw:start-shape="id7" draw:start-glue-point="2" draw:end-shape="id8" draw:end-glue-point="0" svg:d="M10525 7352l1271 1779" svg:viewBox="0 0 1272 1780">
          <text:p/>
        </draw:connector>
        <draw:connector draw:style-name="gr8" draw:text-style-name="P3" draw:layer="layout" draw:type="line" svg:x1="13.065cm" svg:y1="7.353cm" svg:x2="14.336cm" svg:y2="9.132cm" draw:start-shape="id9" draw:start-glue-point="2" draw:end-shape="id10" draw:end-glue-point="0" svg:d="M13065 7353l1271 1779" svg:viewBox="0 0 1272 1780">
          <text:p/>
        </draw:connector>
        <draw:connector draw:style-name="gr8" draw:text-style-name="P3" draw:layer="layout" draw:type="line" svg:x1="4.175cm" svg:y1="7.351cm" svg:x2="2.906cm" svg:y2="9.128cm" draw:start-shape="id11" draw:start-glue-point="2" draw:end-shape="id12" draw:end-glue-point="0" svg:d="M4175 7351l-1269 1777" svg:viewBox="0 0 1270 1778">
          <text:p/>
        </draw:connector>
        <draw:connector draw:style-name="gr8" draw:text-style-name="P3" draw:layer="layout" draw:type="line" svg:x1="6.715cm" svg:y1="7.352cm" svg:x2="5.446cm" svg:y2="9.129cm" draw:start-shape="id13" draw:start-glue-point="2" draw:end-shape="id14" draw:end-glue-point="0" svg:d="M6715 7352l-1269 1777" svg:viewBox="0 0 1270 1778">
          <text:p/>
        </draw:connector>
        <draw:connector draw:style-name="gr8" draw:text-style-name="P3" draw:layer="layout" draw:type="line" svg:x1="9.255cm" svg:y1="7.352cm" svg:x2="7.986cm" svg:y2="9.129cm" draw:start-shape="id15" draw:start-glue-point="2" draw:end-shape="id16" draw:end-glue-point="0" svg:d="M9255 7352l-1269 1777" svg:viewBox="0 0 1270 1778">
          <text:p/>
        </draw:connector>
        <draw:connector draw:style-name="gr8" draw:text-style-name="P3" draw:layer="layout" draw:type="line" svg:x1="11.795cm" svg:y1="7.353cm" svg:x2="10.526cm" svg:y2="9.13cm" draw:start-shape="id17" draw:start-glue-point="2" draw:end-shape="id18" draw:end-glue-point="0" svg:d="M11795 7353l-1269 1777" svg:viewBox="0 0 1270 1778">
          <text:p/>
        </draw:connector>
        <draw:connector draw:style-name="gr8" draw:text-style-name="P3" draw:layer="layout" draw:type="line" svg:x1="14.335cm" svg:y1="7.354cm" svg:x2="13.066cm" svg:y2="9.131cm" draw:start-shape="id19" draw:start-glue-point="2" draw:end-shape="id20" draw:end-glue-point="0" svg:d="M14335 7354l-1269 1777" svg:viewBox="0 0 1270 17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0T11:06:07.791000000</meta:creation-date>
    <dc:date>2020-06-10T11:32:34.119000000</dc:date>
    <meta:editing-duration>PT5M55S</meta:editing-duration>
    <meta:editing-cycles>1</meta:editing-cycles>
    <meta:document-statistic meta:object-count="101"/>
    <meta:generator>LibreOffice/6.3.2.2$Windows_X86_64 LibreOffice_project/98b30e735bda24bc04ab42594c85f7fd8be07b9c</meta:generator>
  </office:meta>
</office:document-meta>
</file>